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1326in" fo:margin-left="0.5292in" fo:margin-right="0.2632in" table:align="margins"/>
    </style:style>
    <style:style style:name="Table1.A" style:family="table-column">
      <style:table-column-properties style:column-width="3.0201in" style:rel-column-width="32274*"/>
    </style:style>
    <style:style style:name="Table1.B" style:family="table-column">
      <style:table-column-properties style:column-width="3.1125in" style:rel-column-width="33261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P1" style:family="paragraph" style:parent-style-name="Header"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letter-spacing="normal" fo:font-style="normal" fo:font-weight="normal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letter-spacing="normal" fo:font-style="normal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5" style:family="paragraph" style:parent-style-name="Standard">
      <style:paragraph-properties fo:margin-left="0.2756in" fo:margin-right="0in" fo:text-align="start" style:justify-single-word="false" fo:text-indent="0in" style:auto-text-indent="false"/>
      <style:text-properties fo:font-variant="normal" fo:text-transform="none" fo:color="#000000" fo:letter-spacing="normal"/>
    </style:style>
    <style:style style:name="P6" style:family="paragraph" style:parent-style-name="Standard">
      <style:paragraph-properties fo:margin-left="0.2756in" fo:margin-right="0in" fo:text-align="start" style:justify-single-word="false" fo:text-indent="0in" style:auto-text-indent="false"/>
      <style:text-properties fo:font-variant="normal" fo:text-transform="none" fo:color="#000000" style:font-name="Times New Roman" fo:letter-spacing="normal"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margin-left="0.2756in" fo:margin-right="0in" fo:text-align="start" style:justify-single-word="false" fo:text-indent="0in" style:auto-text-indent="false"/>
      <style:text-properties fo:font-variant="normal" fo:text-transform="none" fo:color="#000000" style:font-name="Times New Roman" fo:letter-spacing="normal"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variant="normal" fo:text-transform="none" fo:color="#000000" fo:letter-spacing="normal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variant="normal" fo:text-transform="none" fo:color="#000000" style:text-position="0% 100%" style:font-name="Times New Roman" fo:letter-spacing="normal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variant="normal" fo:text-transform="none" fo:color="#000000" style:text-position="0% 100%" style:font-name="Times New Roman" fo:letter-spacing="normal" fo:font-style="italic" fo:font-weight="normal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variant="normal" fo:text-transform="none" fo:color="#000000" style:text-position="0% 100%" style:font-name="Liberation Serif" fo:letter-spacing="normal"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margin-left="0.2957in" fo:margin-right="0in" fo:text-indent="0in" style:auto-text-indent="false"/>
    </style:style>
    <style:style style:name="P13" style:family="paragraph" style:parent-style-name="Standard">
      <style:paragraph-properties fo:margin-left="0.2957in" fo:margin-right="0in" fo:text-align="start" style:justify-single-word="false" fo:text-indent="0in" style:auto-text-indent="false"/>
      <style:text-properties fo:font-variant="normal" fo:text-transform="none" fo:color="#000000" style:text-position="0% 100%" style:font-name="Times New Roman" fo:letter-spacing="normal"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left="0.2957in" fo:margin-right="0in" fo:text-align="start" style:justify-single-word="false" fo:text-indent="0in" style:auto-text-indent="false"/>
      <style:text-properties fo:font-variant="normal" fo:text-transform="none" fo:color="#000000" style:text-position="0% 100%" style:font-name="Courier 10 Pitch" fo:letter-spacing="normal"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left="0.2957in" fo:margin-right="0in" fo:text-align="start" style:justify-single-word="false" fo:text-indent="0in" style:auto-text-indent="false"/>
      <style:text-properties fo:font-variant="normal" fo:text-transform="none" fo:color="#000000" style:text-position="0% 100%" style:font-name="Liberation Serif" fo:letter-spacing="normal"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margin-left="0.2957in" fo:margin-right="0in" fo:text-indent="0in" style:auto-text-indent="false"/>
      <style:text-properties fo:font-style="italic" style:font-style-asian="italic" style:font-style-complex="italic"/>
    </style:style>
    <style:style style:name="P17" style:family="paragraph" style:parent-style-name="Standard">
      <style:paragraph-properties fo:margin-left="0.2957in" fo:margin-right="0in" fo:text-align="start" style:justify-single-word="false" fo:text-indent="0in" style:auto-text-indent="false" fo:break-before="page"/>
      <style:text-properties fo:font-variant="normal" fo:text-transform="none" fo:color="#000000" style:text-position="0% 100%" style:font-name="Liberation Serif" fo:letter-spacing="normal"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text-position="0% 100%" style:font-name="Times New Roman" fo:letter-spacing="normal" fo:font-style="normal" fo:font-weight="bold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text-position="0% 100%" style:font-name="Liberation Serif" fo:letter-spacing="normal" fo:font-style="normal" fo:font-weight="bold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text-position="0% 100%" style:font-name="Liberation Serif" fo:letter-spacing="normal"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margin-left="0.5102in" fo:margin-right="0in" fo:text-align="start" style:justify-single-word="false" fo:text-indent="0in" style:auto-text-indent="false"/>
      <style:text-properties fo:font-variant="normal" fo:text-transform="none" fo:color="#000000" style:text-position="0% 100%" style:font-name="Times New Roman" fo:letter-spacing="normal" fo:font-style="normal" fo:font-weight="normal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margin-left="0.3063in" fo:margin-right="0in" fo:text-align="start" style:justify-single-word="false" fo:text-indent="0in" style:auto-text-indent="false"/>
      <style:text-properties fo:font-variant="normal" fo:text-transform="none" fo:color="#000000" style:text-position="0% 100%" style:font-name="Liberation Serif" fo:letter-spacing="normal" fo:font-style="normal" fo:font-weight="normal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margin-left="0.7043in" fo:margin-right="0in" fo:text-align="start" style:justify-single-word="false" fo:text-indent="0in" style:auto-text-indent="false"/>
      <style:text-properties fo:font-variant="normal" fo:text-transform="none" fo:color="#000000" style:text-position="0% 100%" style:font-name="Liberation Serif" fo:letter-spacing="normal" fo:font-style="normal" fo:font-weight="normal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margin-left="0.7043in" fo:margin-right="0in" fo:text-align="start" style:justify-single-word="false" fo:text-indent="0in" style:auto-text-indent="false"/>
      <style:text-properties fo:font-variant="normal" fo:text-transform="none" fo:color="#000000" style:text-position="0% 100%" style:font-name="Liberation Serif" fo:letter-spacing="normal" fo:font-style="italic" fo:font-weight="normal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margin-left="0.2957in" fo:margin-right="0in" fo:text-indent="0in" style:auto-text-indent="false"/>
      <style:text-properties fo:font-style="normal" style:font-style-asian="normal" style:font-style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tyle="italic" fo:font-weight="normal" style:font-style-asian="italic" style:font-weight-asian="normal" style:font-style-complex="italic" style:font-weight-complex="bold"/>
    </style:style>
    <style:style style:name="T4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font-name="Times New Roman" fo:font-style="italic" style:font-style-asian="italic" style:font-style-complex="italic"/>
    </style:style>
    <style:style style:name="T6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text-position="sub 58%" style:font-name="Times New Roman"/>
    </style:style>
    <style:style style:name="T9" style:family="text">
      <style:text-properties style:text-position="sub 58%" fo:font-style="normal" style:font-style-asian="normal" style:font-style-complex="normal"/>
    </style:style>
    <style:style style:name="T10" style:family="text">
      <style:text-properties style:text-position="0% 100%" style:font-name="Times New Roman"/>
    </style:style>
    <style:style style:name="T11" style:family="text">
      <style:text-properties style:text-position="0% 100%" style:font-name="Times New Roman" fo:font-style="italic" style:font-style-asian="italic" style:font-style-complex="italic"/>
    </style:style>
    <style:style style:name="T12" style:family="text">
      <style:text-properties style:text-position="super 58%"/>
    </style:style>
    <style:style style:name="T13" style:family="text">
      <style:text-properties fo:font-variant="normal" fo:text-transform="none" fo:color="#000000" style:text-position="0% 100%" style:font-name="Liberation Serif" fo:letter-spacing="normal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style:font-name="Times New Roman1" style:font-name-asian="Times New Roman1" style:font-name-complex="Times New Roman1"/>
    </style:style>
    <style:style style:name="T15" style:family="text">
      <style:text-properties style:font-name="Times New Roman1" fo:font-style="normal" style:font-name-asian="Times New Roman1" style:font-style-asian="normal" style:font-name-complex="Times New Roman1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ogic for Applications</text:p>
      <text:p text:style-name="P2">Ch 8: 1, 5c, 6c, 6d, 8a, 9a <text:line-break/>Last 3 problems from the midterm <text:line-break/>Ch10: 2,3</text:p>
      <text:p text:style-name="P2"/>
      <text:p text:style-name="P2"/>
      <text:p text:style-name="P2"/>
      <text:p text:style-name="P3">8.1</text:p>
      <text:p text:style-name="P5"><text:span text:style-name="T3">For any clause C and formula S, there is a resolution deduction of C from S iff C e R(S)</text:span><text:span text:style-name="T6">.</text:span><text:span text:style-name="T3"> In particular, there is a resolution refutation of S iff </text:span><text:span text:style-name="T1">☐</text:span><text:span text:style-name="T4"> e R(S)</text:span></text:p>
      <text:p text:style-name="P6"/>
      <text:p text:style-name="P7">=&gt;</text:p>
      <text:p text:style-name="P8"><text:span text:style-name="T5">Basis</text:span><text:span text:style-name="T2">: the formula with one clause C: C is a member of R(S) (8.9.1). C is also a member of the proof sequence (8.4). There are no resolvents.</text:span></text:p>
      <text:p text:style-name="P8"><text:span text:style-name="T5">Inductive Hypothesis</text:span><text:span text:style-name="T2">: for all formulas S with </text:span><text:span text:style-name="T5">n</text:span><text:span text:style-name="T2"> clauses that have a resolution deduction of C</text:span><text:span text:style-name="T8">i</text:span><text:span text:style-name="T10"> from S, C</text:span><text:span text:style-name="T8">i</text:span><text:span text:style-name="T10"> is in R(S)</text:span></text:p>
      <text:p text:style-name="P8"><text:span text:style-name="T11">Induction</text:span><text:span text:style-name="T10">: for </text:span><text:span text:style-name="T11">n+1</text:span><text:span text:style-name="T10"> clauses, C</text:span><text:span text:style-name="T8">n+1</text:span><text:span text:style-name="T10"> is the added clause. If C</text:span><text:span text:style-name="T8">n+1</text:span><text:span text:style-name="T10"> is an element of S, then there is a resolution deduction of C</text:span><text:span text:style-name="T8">n+1</text:span><text:span text:style-name="T10"> (8.4). Likewise, C</text:span><text:span text:style-name="T8">n+1</text:span><text:span text:style-name="T10"> is an element of R(S) according to 8.9.1. If C</text:span><text:span text:style-name="T8">n+1</text:span><text:span text:style-name="T10"> is a resolvent of C</text:span><text:span text:style-name="T8">i</text:span><text:span text:style-name="T10"> and C</text:span><text:span text:style-name="T8">j</text:span><text:span text:style-name="T10"> (j, i &lt; n+1), then by the inductive hypothesis, C</text:span><text:span text:style-name="T8">i</text:span><text:span text:style-name="T10"> and C</text:span><text:span text:style-name="T8">j</text:span><text:span text:style-name="T10"> are in R(S). By rule 8.9.2, C</text:span><text:span text:style-name="T8">n+1</text:span><text:span text:style-name="T10"> is also a member of R(S) .</text:span></text:p>
      <text:p text:style-name="P9"/>
      <text:p text:style-name="P13">&lt;=</text:p>
      <text:p text:style-name="P10">Basis: <text:span text:style-name="T7">the set R(S) where 8.9.1 has been applied consists of one clause C which is an element of R(S) and S. By 8.4, there is a resolution deduction of C because C is a member of S.</text:span></text:p>
      <text:p text:style-name="P10">Inductive Hypothesis: <text:span text:style-name="T7">for </text:span>n<text:span text:style-name="T7"> applications of the recursive steps of 8.9, there are resolution deductions of all C in S.</text:span></text:p>
      <text:p text:style-name="P10">Induction:<text:span text:style-name="T7"> for n+1 applications of the recursive steps, we have either added a resolvent or a member of S to R(S). If we have added a member of S, then there is a resolution deduction by 8.4. If we have added a resolvent of C</text:span><text:span text:style-name="T9">1</text:span><text:span text:style-name="T7"> and C</text:span><text:span text:style-name="T9">2</text:span><text:span text:style-name="T7">, where C</text:span><text:span text:style-name="T9">1</text:span><text:span text:style-name="T7"> and C</text:span><text:span text:style-name="T9">2</text:span><text:span text:style-name="T7"> are already in R(S), then by the inductive hypothesis, there are deductions of C</text:span><text:span text:style-name="T9">1</text:span><text:span text:style-name="T7"> and C</text:span><text:span text:style-name="T9">2</text:span><text:span text:style-name="T7">. By 8.4, if C is a resolvent of C</text:span><text:span text:style-name="T9">1</text:span><text:span text:style-name="T7"> and C</text:span><text:span text:style-name="T9">2</text:span><text:span text:style-name="T7">,then there is also a deduction of C. </text:span></text:p>
      <text:p text:style-name="P9"/>
      <text:p text:style-name="P18">8.5c</text:p>
      <text:p text:style-name="P13">~((A ^ B) v ( B v C) v (A ^ C))</text:p>
      <text:p text:style-name="P13">In conjunctive normal form:</text:p>
      <text:p text:style-name="P21">(~A v ~B) ^ ~B ^ ~C ^ (~A v ~C)</text:p>
      <text:p text:style-name="P13">In clausal form:</text:p>
      <text:p text:style-name="P9">{{~A, ~B}, {~B}, {~C}, {~A, ~C}}</text:p>
      <text:p text:style-name="P9"/>
      <text:p text:style-name="P18">8.6</text:p>
      <text:p text:style-name="P13">(c) Not satisfiable – the empty clause is always false, and if any of the clauses are false then S is false.</text:p>
      <text:p text:style-name="P13">(d) Again, the empty clause is always false.</text:p>
      <text:p text:style-name="P13"/>
      <text:p text:style-name="P18">8.8a</text:p>
      <text:p text:style-name="P13">R({{A}, {B}, {A,B}}) = {{A}, {B}, {A,B}}</text:p>
      <text:p text:style-name="P18"><text:soft-page-break/>8.9a</text:p>
      <text:p text:style-name="P14"><text:tab/><text:tab/><text:tab/><text:tab/><text:tab/>---{☐}---</text:p>
      <text:p text:style-name="P14"><text:tab/><text:tab/><text:tab/><text:tab/> <text:s text:c="3"/>/<text:tab/> <text:s text:c="3"/>\</text:p>
      <text:p text:style-name="P14"><text:tab/><text:tab/><text:tab/> <text:s/>----{A}------ <text:s text:c="3"/>{~A}</text:p>
      <text:p text:style-name="P14"><text:tab/><text:tab/><text:tab/> /<text:tab/><text:tab/><text:tab/>\ <text:s/>/ <text:s text:c="3"/>\ <text:s/></text:p>
      <text:p text:style-name="P14"><text:tab/><text:tab/>{A, C}<text:tab/><text:tab/><text:tab/>{~C}<text:tab/> <text:s text:c="2"/>{~A, C}</text:p>
      <text:p text:style-name="P14"><text:tab/><text:tab/>/<text:tab/>\<text:tab/><text:tab/><text:tab/>/ <text:s text:c="2"/>\</text:p>
      <text:p text:style-name="P14">{A, ~B, C} <text:s text:c="3"/>{B, C}<text:tab/>{B, ~C}<text:tab/>{~B}</text:p>
      <text:p text:style-name="P14"/>
      <text:p text:style-name="P19">Last three problems from the midterm:</text:p>
      <text:p text:style-name="P14"/>
      <text:p text:style-name="P20">12. </text:p>
      <text:p text:style-name="P22">(a) (aa)<text:span text:style-name="T12">n</text:span>b<text:span text:style-name="T12">m</text:span><text:tab/> n &gt;= 0, m &gt;= n</text:p>
      <text:p text:style-name="P22">(b) a<text:span text:style-name="T12">n </text:span>c+(bb)<text:span text:style-name="T12">n<text:tab/><text:tab/></text:span>n &gt;= 0</text:p>
      <text:p text:style-name="P22">(c) (ab)<text:span text:style-name="T12">n</text:span>(cd)<text:span text:style-name="T12">m</text:span>(ba)<text:span text:style-name="T12">m</text:span>(dc)<text:span text:style-name="T12">n<text:tab/></text:span>n &gt;= 0, m&gt;= 0</text:p>
      <text:p text:style-name="P22">(d) a<text:span text:style-name="T12">n</text:span>c<text:span text:style-name="T12">m</text:span>a<text:span text:style-name="T12">p</text:span>b<text:span text:style-name="T12">p</text:span>d<text:span text:style-name="T12">m</text:span>b<text:span text:style-name="T12">n</text:span><text:tab/><text:tab/>n &gt;= 0, m &gt; 0, p &gt; 0</text:p>
      <text:p text:style-name="P22">(e) a<text:span text:style-name="T12">n</text:span>b<text:span text:style-name="T12">m</text:span><text:tab/><text:tab/><text:tab/>n &gt; 0, m &gt;= n, m &lt;= 2*n</text:p>
      <text:p text:style-name="P20"/>
      <text:p text:style-name="P20">13. </text:p>
      <text:p text:style-name="P12"><text:span text:style-name="T13">Basis</text:span>: one production: 'b'. 0 &lt;= 0 &lt; 1</text:p>
      <text:p text:style-name="P16">Inductive hypthothesis: <text:span text:style-name="T7">All words from n productions are in L(G)</text:span></text:p>
      <text:p text:style-name="P16">Induction<text:span text:style-name="T7">: A word of length n satisfies the IH. Adding one terminal to make n+1 production cases includes the following cases, all of which satisfy the inequality 0 &lt;= n &lt; m:</text:span></text:p>
      <text:p text:style-name="P16"><text:span text:style-name="T7"><text:tab/><text:tab/>case 1: S </text:span><text:span text:style-name="T15">→</text:span><text:span text:style-name="T7"> aSb <text:tab/>a+1, b+1, 0&lt;=n&lt;m</text:span></text:p>
      <text:p text:style-name="P25"><text:tab/><text:tab/>case 2: B-&gt; bB | b<text:tab/>a+0, b+1, 0&lt;=n&lt;m</text:p>
      <text:p text:style-name="P20"/>
      <text:p text:style-name="P20">14. Let G be the grammar </text:p>
      <text:p text:style-name="P20"><text:s text:c="42"/>S → aS|Sb|ab </text:p>
      <text:p text:style-name="P15"><text:s text:c="5"/>(a) a+b+</text:p>
      <text:p text:style-name="P15"><text:s text:c="5"/>(b) <text:s/>S =&gt; Sb =&gt; aSb =&gt; aabb</text:p>
      <text:p text:style-name="P15"><text:tab/>S =&gt; aS =&gt; aSb =&gt; aabb</text:p>
      <text:p text:style-name="P15"><text:s text:c="5"/>(c)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<text:tab/>---------S-------</text:p>
            <text:p text:style-name="P15"><text:tab/>/<text:tab/><text:tab/>\</text:p>
            <text:p text:style-name="P15">--------S-------<text:tab/><text:tab/>b</text:p>
            <text:p text:style-name="P15">/<text:tab/><text:tab/>\</text:p>
            <text:p text:style-name="P15">a<text:tab/>---------S-------</text:p>
            <text:p text:style-name="P15"><text:tab/>/<text:tab/><text:tab/>\</text:p>
            <text:p text:style-name="P15"><text:tab/>a<text:tab/><text:tab/>b</text:p>
          </table:table-cell>
          <table:table-cell table:style-name="Table1.B1" office:value-type="string">
            <text:p text:style-name="P15"><text:tab/>---------S-------</text:p>
            <text:p text:style-name="P15"><text:tab/>/<text:tab/><text:tab/>\</text:p>
            <text:p text:style-name="P15"><text:tab/>a<text:tab/>---------S-------</text:p>
            <text:p text:style-name="P15"><text:tab/><text:tab/>/<text:tab/><text:tab/>\</text:p>
            <text:p text:style-name="P15"><text:tab/>--------S--------<text:tab/><text:tab/>b</text:p>
            <text:p text:style-name="P15"><text:tab/>/<text:tab/><text:tab/>\<text:tab/></text:p>
            <text:p text:style-name="P15"><text:tab/>a<text:tab/><text:tab/>b</text:p>
          </table:table-cell>
        </table:table-row>
      </table:table>
      <text:p text:style-name="P15"/>
      <text:p text:style-name="P15"><text:s text:c="5"/>(d) S <text:span text:style-name="T14">→</text:span> aS | aZ</text:p>
      <text:p text:style-name="P15"><text:tab/>Z <text:span text:style-name="T14">→</text:span> bZ | b</text:p>
      <text:p text:style-name="P15"/>
      <text:p text:style-name="P17"/>
      <text:p text:style-name="P19">10.2</text:p>
      <text:p text:style-name="P15">(a)</text:p>
      <text:p text:style-name="P11">(i)</text:p>
      <text:p text:style-name="P23">A = “Congress refuses to enact new laws”</text:p>
      <text:p text:style-name="P23">B = “The strike is over”</text:p>
      <text:p text:style-name="P23">C = “The strike lasts more than one year”</text:p>
      <text:p text:style-name="P23">D = “President of the firm resigns”</text:p>
      <text:p text:style-name="P23">A <text:span text:style-name="T14">→</text:span> (~(C ^ D) <text:span text:style-name="T14">→</text:span> ~B)</text:p>
      <text:p text:style-name="P24">or</text:p>
      <text:p text:style-name="P23">(A ^ ~C ^ ~D) <text:span text:style-name="T14">→</text:span> ~B</text:p>
      <text:p text:style-name="P11">(ii)</text:p>
      <text:p text:style-name="P23">~(A ^ ~C ^ ~D) v ~B</text:p>
      <text:p text:style-name="P23">(~A v C v D v ~B)</text:p>
      <text:p text:style-name="P11">(iii)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text-properties fo:font-size="16pt" style:font-size-asian="16pt" style:font-size-complex="16pt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P1">J Bolton<text:tab/><text:tab/>Set 3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b</meta:initial-creator>
    <meta:creation-date>2010-11-18T19:14:15</meta:creation-date>
    <dc:creator>jb</dc:creator>
    <dc:date>2010-12-05T16:49:32</dc:date>
    <meta:editing-cycles>272</meta:editing-cycles>
    <meta:editing-duration>PT3H51M2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3" meta:paragraph-count="81" meta:word-count="645" meta:character-count="3209"/>
  </office:meta>
</office:document-meta>
</file>